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3.3861in"/>
    </style:style>
    <style:style style:name="Table2.B" style:family="table-column">
      <style:table-column-properties style:column-width="3.3854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3.3861in"/>
    </style:style>
    <style:style style:name="Table4.B" style:family="table-column">
      <style:table-column-properties style:column-width="3.3854in"/>
    </style:style>
    <style:style style:name="Table4.1" style:family="table-row">
      <style:table-row-properties style:min-row-height="0.3056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3.3861in"/>
    </style:style>
    <style:style style:name="Table5.B" style:family="table-column">
      <style:table-column-properties style:column-width="3.3854in"/>
    </style:style>
    <style:style style:name="Table5.1" style:family="table-row">
      <style:table-row-properties style:min-row-height="0.3056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6" style:family="paragraph" style:parent-style-name="Standard">
      <style:paragraph-properties fo:break-before="auto" fo:break-after="auto"/>
    </style:style>
    <style:style style:name="P27"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2"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3"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4"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center" style:justify-single-word="false"/>
    </style:style>
    <style:style style:name="P38" style:family="paragraph" style:parent-style-name="Standard">
      <style:paragraph-properties fo:margin-top="0in" fo:margin-bottom="0in" loext:contextual-spacing="false" fo:line-height="100%" fo:text-align="start" style:justify-single-word="false"/>
    </style:style>
    <style:style style:name="P39" style:family="paragraph" style:parent-style-name="Standard">
      <style:paragraph-properties fo:margin-top="0.1665in" fo:margin-bottom="0.1665in" loext:contextual-spacing="false" fo:line-height="100%" fo:text-align="start" style:justify-single-word="false" fo:break-before="auto" fo:break-after="auto"/>
    </style:style>
    <style:style style:name="P40"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2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2in" fo:margin-right="0in" fo:margin-top="0in" fo:margin-bottom="0.0429in" loext:contextual-spacing="false" fo:text-indent="-0.25in" style:auto-text-indent="false" fo:break-before="auto" fo:break-after="auto"/>
    </style:style>
    <style:style style:name="P43" style:family="paragraph" style:parent-style-name="Heading_20_1">
      <style:paragraph-properties fo:margin-left="0.3in" fo:margin-right="0in" fo:text-indent="0in" style:auto-text-indent="false" fo:break-before="auto" fo:break-after="auto"/>
    </style:style>
    <style:style style:name="P44" style:family="paragraph" style:parent-style-name="Heading_20_1" style:list-style-name="WWNum4">
      <style:paragraph-properties fo:break-before="auto" fo:break-after="auto"/>
    </style:style>
    <style:style style:name="P45" style:family="paragraph" style:parent-style-name="Heading_20_1" style:list-style-name="WWNum4">
      <style:paragraph-properties fo:text-align="justify" style:justify-single-word="false" fo:break-before="auto" fo:break-after="auto"/>
    </style:style>
    <style:style style:name="P46" style:family="paragraph" style:parent-style-name="Heading_20_2" style:list-style-name="WWNum4">
      <style:paragraph-properties fo:break-before="auto" fo:break-after="auto"/>
    </style:style>
    <style:style style:name="P4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fo:font-weight="bold" style:font-weight-asian="bold"/>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Introducción a Learning Analytics con ejemplos prácticos</text:span><text:span text:style-name="T3"><text:line-break/></text:span><text:span text:style-name="T4">UD 06. Caso práctico 03 - Organización con Trell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text:soft-page-break/></text:p>
      <text:p text:style-name="P12"><text:span text:style-name="T15">💬</text:span><text:span text:style-name="T13"> Interesante</text:span></text:p>
      <text:p text:style-name="P43"/>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Trello?</text:span></text:a><text:span text:style-name="T10"><text:tab/>3</text:span></text:p>
          <text:p text:style-name="P22"><text:span text:style-name="T20">2. </text:span><text:a xlink:type="simple" xlink:href="#_2b1alh65kh3a"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Trello?</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de las distintas listas</text:span></text:a><text:span text:style-name="T10"><text:tab/>4</text:span></text:p>
          <text:p text:style-name="P25"><text:span text:style-name="T20">4.2. </text:span><text:a xlink:type="simple" xlink:href="#_j0qrlg5s63go" text:style-name="Index_20_Link" text:visited-style-name="Index_20_Link"><text:span text:style-name="T10">Información de tareas asignadas a cada alumno</text:span></text:a><text:span text:style-name="T10"><text:tab/>5</text:span></text:p>
          <text:p text:style-name="P22"><text:span text:style-name="T20">5. </text:span><text:a xlink:type="simple" xlink:href="#_4xytlvlohp0e" text:style-name="Index_20_Link" text:visited-style-name="Index_20_Link"><text:span text:style-name="T10">Objetivos planteados</text:span></text:a><text:span text:style-name="T10"><text:tab/>5</text:span></text:p>
          <text:p text:style-name="P22"><text:span text:style-name="T20">6. </text:span><text:a xlink:type="simple" xlink:href="#_klgy5w6zzl5k" text:style-name="Index_20_Link" text:visited-style-name="Index_20_Link"><text:span text:style-name="T10">Métricas</text:span></text:a><text:span text:style-name="T10"><text:tab/>6</text:span></text:p>
          <text:p text:style-name="P22"><text:span text:style-name="T20">7. </text:span><text:a xlink:type="simple" xlink:href="#_vb8r5fs5yqpp" text:style-name="Index_20_Link" text:visited-style-name="Index_20_Link"><text:span text:style-name="T10">Procesamiento de datos</text:span></text:a><text:span text:style-name="T10"><text:tab/>6</text:span></text:p>
          <text:p text:style-name="P22"><text:span text:style-name="T20">8. </text:span><text:a xlink:type="simple" xlink:href="#_7xdwvtrre4y3" text:style-name="Index_20_Link" text:visited-style-name="Index_20_Link"><text:span text:style-name="T10">Análisis</text:span></text:a><text:span text:style-name="T10"><text:tab/>6</text:span></text:p>
          <text:p text:style-name="P25"><text:span text:style-name="T20">8.1. </text:span><text:a xlink:type="simple" xlink:href="#_kvrtxh2kb1q6" text:style-name="Index_20_Link" text:visited-style-name="Index_20_Link"><text:span text:style-name="T10">Análisis de la asignación de tarjetas</text:span></text:a><text:span text:style-name="T10"><text:tab/>6</text:span></text:p>
          <text:p text:style-name="P25"><text:span text:style-name="T20">8.2. </text:span><text:a xlink:type="simple" xlink:href="#_urronbp9i9ti" text:style-name="Index_20_Link" text:visited-style-name="Index_20_Link"><text:span text:style-name="T10">Análisis del estado del proyecto</text:span></text:a><text:span text:style-name="T10"><text:tab/>6</text:span></text:p>
          <text:p text:style-name="P22"><text:span text:style-name="T20">9. </text:span><text:a xlink:type="simple" xlink:href="#_kyspqz4azms1" text:style-name="Index_20_Link" text:visited-style-name="Index_20_Link"><text:span text:style-name="T10">Actuaciones</text:span></text:a><text:span text:style-name="T10"><text:tab/>6</text:span></text:p>
          <text:p text:style-name="P23"><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20"><text:span text:style-name="T21">UD0</text:span><text:span text:style-name="T22">6</text:span><text:span text:style-name="T23">. </text:span><text:span text:style-name="T22">Caso práctico 03 - Organización con Trello</text:span></text:p>
      <text:list xml:id="list1640188081" text:style-name="WWNum4">
        <text:list-item>
          <text:p text:style-name="P44"><text:bookmark text:name="_ge43nvu7ywtj"/>¿Qué es Trello?</text:p>
        </text:list-item>
      </text:list>
      <text:p text:style-name="P26">Trello es un software pensado generalmente para la gestión de proyectos y que utiliza el sistema “Kanban” mediante el uso de tarjetas virtuales.</text:p>
      <text:p text:style-name="P26"/>
      <text:p text:style-name="P26">Dicho de otra forma, Trello es un sistema que nos permite tener tableros colaborativos, donde podemos tener distintas listas. Entre esas listas, podemos mover tarjetas. Las tarjetas podemos asignarles algunos atributos, como usuarios asignados a la tarjeta, “deadlines”, etc.</text:p>
      <text:p text:style-name="P26"/>
      <text:p text:style-name="P26">Este tipo de tableros virtuales con sistema “Kanban” son muy útiles para organización de tareas, aplicación de metodologías ágiles como SCRUM y derivados, etc.</text:p>
      <text:p text:style-name="P26"/>
      <text:p text:style-name="P26">Para saber más sobre tableros “Kanban”</text:p>
      <text:p text:style-name="P26"><text:s/><text:a xlink:type="simple" xlink:href="https://kanbanize.com/es/recursos-de-kanban/primeros-pasos/que-es-tablero-kanban" text:style-name="ListLabel_20_28" text:visited-style-name="ListLabel_20_28"><text:span text:style-name="T27">https://kanbanize.com/es/recursos-de-kanban/primeros-pasos/que-es-tablero-kanban</text:span></text:a></text:p>
      <text:p text:style-name="P26"/>
      <text:p text:style-name="P26">Para saber más de Trello <text:a xlink:type="simple" xlink:href="https://en.wikipedia.org/wiki/Trello" text:style-name="ListLabel_20_28" text:visited-style-name="ListLabel_20_28"><text:span text:style-name="T27">https://en.wikipedia.org/wiki/Trello</text:span></text:a> y <text:a xlink:type="simple" xlink:href="https://trello.com/" text:style-name="ListLabel_20_28" text:visited-style-name="ListLabel_20_28"><text:span text:style-name="T27">https://trello.com/</text:span></text:a></text:p>
      <text:list xml:id="list41457068528271" text:continue-numbering="true" text:style-name="WWNum4">
        <text:list-item>
          <text:p text:style-name="P44"><text:bookmark text:name="_2b1alh65kh3a"/>Descripción del caso práctico</text:p>
        </text:list-item>
      </text:list>
      <text:p text:style-name="P24">Los alumnos, complementariamente al grupo de trabajo de Slack que hemos descrito en el caso práctico anterior, se les ha sugerido utilizar <text:span text:style-name="T28">Trello </text:span>para organizar las tareas.</text:p>
      <text:p text:style-name="P24"/>
      <text:p text:style-name="P24">Se les han propuesto las siguientes pautas de organización de tareas:</text:p>
      <text:list xml:id="list1079136902" text:style-name="WWNum2">
        <text:list-item>
          <text:p text:style-name="P27">Habrá 4 listas: “POR HACER”, “HACIENDO”, “REALIZADO, POR REVISAR”, “REVISADO”.</text:p>
        </text:list-item>
        <text:list-item>
          <text:p text:style-name="P29">Las tareas, que se decidan en reuniones periódicas, serán asignadas a tarjetas. Estas tarjetas se irán colocando en la lista “POR HACER”. </text:p>
        </text:list-item>
        <text:list-item>
          <text:p text:style-name="P29">Los alumnos que se vayan a encargar de una tarea, se asignan como miembros de la tarjeta que define esa tarea. Una tarea puede tener más de una persona asignada.</text:p>
        </text:list-item>
        <text:list-item>
          <text:p text:style-name="P29">Según el estado de la tarea, los miembros moverán la tarjeta entre listas. </text:p>
          <text:list>
            <text:list-item>
              <text:p text:style-name="P32">Por ejemplo, si una tarea estaba “POR HACER” y se ha empezado, puede moverse a la lista HACIENDO”. </text:p>
            </text:list-item>
            <text:list-item>
              <text:p text:style-name="P35"><text:soft-page-break/>Otro ejemplo es que si una tarjeta en “REALIZADO, POR REVISAR”, se descubre que no funciona correctamente, pasaría de nuevo a “HACIENDO”.</text:p>
            </text:list-item>
          </text:list>
        </text:list-item>
      </text:list>
      <text:p text:style-name="P24">Nuestra intención es poder realizar instantáneas del estado del tablero Trello y analizar sus datos.</text:p>
      <text:list xml:id="list41456385454585" text:continue-list="list41457068528271" text:style-name="WWNum4">
        <text:list-item>
          <text:p text:style-name="P44"><text:bookmark text:name="_i0n86r195xno"/>¿Qué información nos proporciona Trello?</text:p>
        </text:list-item>
      </text:list>
      <text:p text:style-name="P26">Trello posee muchos plugins internos (de pago o con versiones de prueba) que permiten analizar el estado de los tableros, generar informes, etc. </text:p>
      <text:p text:style-name="P26">Pueden encontrarse aquí <text:a xlink:type="simple" xlink:href="https://trello.com/power-ups/category/analytics-reporting" text:style-name="ListLabel_20_28" text:visited-style-name="ListLabel_20_28"><text:span text:style-name="T27">https://trello.com/power-ups/category/analytics-reporting</text:span></text:a></text:p>
      <text:p text:style-name="P26"/>
      <text:p text:style-name="P26">También hay herramientas gratuitas y libres, que permite de forma online acceder a Trello y obtener informes como TKAT <text:a xlink:type="simple" xlink:href="https://www.nicoespeon.com/trello-kanban-analysis-tool/" text:style-name="ListLabel_20_28" text:visited-style-name="ListLabel_20_28"><text:span text:style-name="T27">https://www.nicoespeon.com/trello-kanban-analysis-tool/</text:span></text:a> cuyo código está disponible en <text:a xlink:type="simple" xlink:href="https://github.com/nicoespeon/trello-kanban-analysis-tool" text:style-name="ListLabel_20_28" text:visited-style-name="ListLabel_20_28"><text:span text:style-name="T27">https://github.com/nicoespeon/trello-kanban-analysis-tool</text:span></text:a></text:p>
      <text:p text:style-name="P26"/>
      <text:p text:style-name="P26">Asimismo, también Trello nos permite exportar información de los tableros en formato JSON. Podéis ver como exportarlo en <text:a xlink:type="simple" xlink:href="https://help.trello.com/article/747-exporting-data-from-trello-1" text:style-name="ListLabel_20_28" text:visited-style-name="ListLabel_20_28"><text:span text:style-name="T27">https://help.trello.com/article/747-exporting-data-from-trello-1</text:span></text:a></text:p>
      <text:p text:style-name="P26"/>
      <text:p text:style-name="P26">Para este caso práctico, nos basaremos en exportar información de un tablero en formato JSON y utilizaremos una herramienta de creación propia en Python para analizar el tablero.</text:p>
      <text:p text:style-name="P26"/>
      <text:p text:style-name="P26">La herramienta está disponible en <text:a xlink:type="simple" xlink:href="https://github.com/sergarb1/TrelloAnalyzer" text:style-name="ListLabel_20_28" text:visited-style-name="ListLabel_20_28"><text:span text:style-name="T27">https://github.com/sergarb1/TrelloAnalyzer</text:span></text:a></text:p>
      <text:list xml:id="list41457428726175" text:continue-numbering="true" text:style-name="WWNum4">
        <text:list-item>
          <text:p text:style-name="P44"><text:bookmark text:name="_cbl4u9301l5x"/>Extrayendo información de las fuentes principales</text:p>
        </text:list-item>
      </text:list>
      <text:p text:style-name="P26">A continuación mostramos los datos del caso de estudio anonimizados.</text:p>
      <text:list xml:id="list41456660676898" text:continue-numbering="true" text:style-name="WWNum4">
        <text:list-item>
          <text:list>
            <text:list-item>
              <text:p text:style-name="P46"><text:bookmark text:name="_gcyrru1sr49b"/>Información de las distintas listas</text:p>
            </text:list-item>
          </text:list>
        </text:list-item>
      </text:list>
      <text:p text:style-name="P26">En este apartado incluimos información de las distintas listas:</text:p>
      <table:table table:name="Table1" table:style-name="Table1">
        <table:table-column table:style-name="Table1.A"/>
        <table:table-column table:style-name="Table1.B"/>
        <table:table-row table:style-name="Table1.1">
          <table:table-cell table:style-name="Table1.A1" table:number-columns-spanned="2" office:value-type="string">
            <text:p text:style-name="P18"><text:span text:style-name="T28">Lista “POR HACER” (8 tarjetas, 6 no asignadas)</text:span></text:p>
          </table:table-cell>
          <table:covered-table-cell/>
        </table:table-row>
        <table:table-row table:style-name="Table1.2">
          <table:table-cell table:style-name="Table1.A1" office:value-type="string">
            <text:p text:style-name="P37"><text:span text:style-name="T28">Alumno</text:span></text:p>
          </table:table-cell>
          <table:table-cell table:style-name="Table1.A1" office:value-type="string">
            <text:p text:style-name="P18"><text:span text:style-name="T28">Número de tarjetas asignadas</text:span></text:p>
          </table:table-cell>
        </table:table-row>
        <table:table-row table:style-name="Table1.3">
          <table:table-cell table:style-name="Table1.A1" office:value-type="string">
            <text:p text:style-name="P19">Alumno 01</text:p>
          </table:table-cell>
          <table:table-cell table:style-name="Table1.A1" office:value-type="string">
            <text:p text:style-name="P19">1</text:p>
          </table:table-cell>
        </table:table-row>
        <table:table-row table:style-name="Table1.4">
          <table:table-cell table:style-name="Table1.A1" office:value-type="string">
            <text:p text:style-name="P19">Alumno 02</text:p>
          </table:table-cell>
          <table:table-cell table:style-name="Table1.A1" office:value-type="string">
            <text:p text:style-name="P19">1</text:p>
          </table:table-cell>
        </table:table-row>
      </table:table>
      <text:p text:style-name="P26"><text:soft-page-break/></text:p>
      <text:p text:style-name="P26"/>
      <table:table table:name="Table2" table:style-name="Table2">
        <table:table-column table:style-name="Table2.A"/>
        <table:table-column table:style-name="Table2.B"/>
        <table:table-row table:style-name="Table2.1">
          <table:table-cell table:style-name="Table2.A1" table:number-columns-spanned="2" office:value-type="string">
            <text:p text:style-name="P37"><text:span text:style-name="T28">Lista “HACIENDO” (1 tarjeta)</text:span></text:p>
          </table:table-cell>
          <table:covered-table-cell/>
        </table:table-row>
        <table:table-row table:style-name="Table2.2">
          <table:table-cell table:style-name="Table2.A1" office:value-type="string">
            <text:p text:style-name="P37"><text:span text:style-name="T28">Alumno</text:span></text:p>
          </table:table-cell>
          <table:table-cell table:style-name="Table2.A1" office:value-type="string">
            <text:p text:style-name="P37"><text:span text:style-name="T28">Número de tarjetas asignadas</text:span></text:p>
          </table:table-cell>
        </table:table-row>
        <table:table-row table:style-name="Table2.3">
          <table:table-cell table:style-name="Table2.A1" office:value-type="string">
            <text:p text:style-name="P38">Alumno 03</text:p>
          </table:table-cell>
          <table:table-cell table:style-name="Table2.A1" office:value-type="string">
            <text:p text:style-name="P38">1</text:p>
          </table:table-cell>
        </table:table-row>
      </table:table>
      <text:p text:style-name="P26"/>
      <text:p text:style-name="P26"/>
      <table:table table:name="Table3" table:style-name="Table3">
        <table:table-column table:style-name="Table3.A"/>
        <table:table-column table:style-name="Table3.B"/>
        <table:table-row table:style-name="Table3.1">
          <table:table-cell table:style-name="Table3.A1" table:number-columns-spanned="2" office:value-type="string">
            <text:p text:style-name="P37"><text:span text:style-name="T28">Lista “REALIZADO, POR REVISAR” (38 tarjetas)</text:span></text:p>
          </table:table-cell>
          <table:covered-table-cell/>
        </table:table-row>
        <table:table-row table:style-name="Table3.2">
          <table:table-cell table:style-name="Table3.A1" office:value-type="string">
            <text:p text:style-name="P37"><text:span text:style-name="T28">Alumno</text:span></text:p>
          </table:table-cell>
          <table:table-cell table:style-name="Table3.A1" office:value-type="string">
            <text:p text:style-name="P37"><text:span text:style-name="T28">Número de tarjetas asignadas</text:span></text:p>
          </table:table-cell>
        </table:table-row>
        <table:table-row table:style-name="Table3.3">
          <table:table-cell table:style-name="Table3.A1" office:value-type="string">
            <text:p text:style-name="P38">Alumno 01</text:p>
          </table:table-cell>
          <table:table-cell table:style-name="Table3.A1" office:value-type="string">
            <text:p text:style-name="P38">12</text:p>
          </table:table-cell>
        </table:table-row>
        <table:table-row table:style-name="Table3.4">
          <table:table-cell table:style-name="Table3.A1" office:value-type="string">
            <text:p text:style-name="P38">Alumno 02</text:p>
          </table:table-cell>
          <table:table-cell table:style-name="Table3.A1" office:value-type="string">
            <text:p text:style-name="P38">10</text:p>
          </table:table-cell>
        </table:table-row>
        <table:table-row table:style-name="Table3.5">
          <table:table-cell table:style-name="Table3.A1" office:value-type="string">
            <text:p text:style-name="P38">Alumno 03</text:p>
          </table:table-cell>
          <table:table-cell table:style-name="Table3.A1" office:value-type="string">
            <text:p text:style-name="P38">10</text:p>
          </table:table-cell>
        </table:table-row>
        <table:table-row table:style-name="Table3.6">
          <table:table-cell table:style-name="Table3.A1" office:value-type="string">
            <text:p text:style-name="P38">Alumno 04</text:p>
          </table:table-cell>
          <table:table-cell table:style-name="Table3.A1" office:value-type="string">
            <text:p text:style-name="P38">8</text:p>
          </table:table-cell>
        </table:table-row>
        <table:table-row table:style-name="Table3.7">
          <table:table-cell table:style-name="Table3.A1" office:value-type="string">
            <text:p text:style-name="P38">Alumno 05</text:p>
          </table:table-cell>
          <table:table-cell table:style-name="Table3.A1" office:value-type="string">
            <text:p text:style-name="P38">8</text:p>
          </table:table-cell>
        </table:table-row>
        <table:table-row table:style-name="Table3.8">
          <table:table-cell table:style-name="Table3.A1" office:value-type="string">
            <text:p text:style-name="P38">Alumno 06</text:p>
          </table:table-cell>
          <table:table-cell table:style-name="Table3.A1" office:value-type="string">
            <text:p text:style-name="P38">8</text:p>
          </table:table-cell>
        </table:table-row>
      </table:table>
      <text:p text:style-name="P26"/>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37"><text:span text:style-name="T28">Lista “REVISADO” (10 tarjetas)</text:span></text:p>
          </table:table-cell>
          <table:covered-table-cell/>
        </table:table-row>
        <table:table-row table:style-name="Table4.2">
          <table:table-cell table:style-name="Table4.A1" office:value-type="string">
            <text:p text:style-name="P37"><text:span text:style-name="T28">Alumno</text:span></text:p>
          </table:table-cell>
          <table:table-cell table:style-name="Table4.A1" office:value-type="string">
            <text:p text:style-name="P37"><text:span text:style-name="T28">Número de tarjetas asignadas</text:span></text:p>
          </table:table-cell>
        </table:table-row>
        <table:table-row table:style-name="Table4.3">
          <table:table-cell table:style-name="Table4.A1" office:value-type="string">
            <text:p text:style-name="P38">Alumno 03</text:p>
          </table:table-cell>
          <table:table-cell table:style-name="Table4.A1" office:value-type="string">
            <text:p text:style-name="P38">2</text:p>
          </table:table-cell>
        </table:table-row>
        <table:table-row table:style-name="Table4.4">
          <table:table-cell table:style-name="Table4.A1" office:value-type="string">
            <text:p text:style-name="P38">Alumno 04</text:p>
          </table:table-cell>
          <table:table-cell table:style-name="Table4.A1" office:value-type="string">
            <text:p text:style-name="P38">5</text:p>
          </table:table-cell>
        </table:table-row>
        <table:table-row table:style-name="Table4.5">
          <table:table-cell table:style-name="Table4.A1" office:value-type="string">
            <text:p text:style-name="P38">Alumno 05</text:p>
          </table:table-cell>
          <table:table-cell table:style-name="Table4.A1" office:value-type="string">
            <text:p text:style-name="P38">5</text:p>
          </table:table-cell>
        </table:table-row>
        <table:table-row table:style-name="Table4.6">
          <table:table-cell table:style-name="Table4.A1" office:value-type="string">
            <text:p text:style-name="P38">Alumno 06</text:p>
          </table:table-cell>
          <table:table-cell table:style-name="Table4.A1" office:value-type="string">
            <text:p text:style-name="P38">5</text:p>
          </table:table-cell>
        </table:table-row>
      </table:table>
      <text:p text:style-name="P26"/>
      <text:list xml:id="list41457447110332" text:continue-numbering="true" text:style-name="WWNum4">
        <text:list-item>
          <text:list>
            <text:list-item>
              <text:p text:style-name="P46"><text:bookmark text:name="_j0qrlg5s63go"/>Información de tareas asignadas a cada alumno</text:p>
            </text:list-item>
          </text:list>
        </text:list-item>
      </text:list>
      <text:p text:style-name="P26"/>
      <table:table table:name="Table5" table:style-name="Table5">
        <table:table-column table:style-name="Table5.A"/>
        <table:table-column table:style-name="Table5.B"/>
        <table:table-row table:style-name="Table5.1">
          <table:table-cell table:style-name="Table5.A1" table:number-columns-spanned="2" office:value-type="string">
            <text:p text:style-name="P37"><text:span text:style-name="T28">Tarjetas totales asignadas a cada alumno</text:span></text:p>
          </table:table-cell>
          <table:covered-table-cell/>
        </table:table-row>
        <table:table-row table:style-name="Table5.2">
          <table:table-cell table:style-name="Table5.A1" office:value-type="string">
            <text:p text:style-name="P37"><text:span text:style-name="T28">Alumno</text:span></text:p>
          </table:table-cell>
          <table:table-cell table:style-name="Table5.A1" office:value-type="string">
            <text:p text:style-name="P37"><text:span text:style-name="T28">Número de tarjetas asignadas</text:span></text:p>
          </table:table-cell>
        </table:table-row>
        <table:table-row table:style-name="Table5.3">
          <table:table-cell table:style-name="Table5.A1" office:value-type="string">
            <text:p text:style-name="P38">Alumno 01</text:p>
          </table:table-cell>
          <table:table-cell table:style-name="Table5.A1" office:value-type="string">
            <text:p text:style-name="P38">13</text:p>
          </table:table-cell>
        </table:table-row>
        <table:table-row table:style-name="Table5.4">
          <table:table-cell table:style-name="Table5.A1" office:value-type="string">
            <text:p text:style-name="P38">Alumno 02</text:p>
          </table:table-cell>
          <table:table-cell table:style-name="Table5.A1" office:value-type="string">
            <text:p text:style-name="P38">11</text:p>
          </table:table-cell>
        </table:table-row>
        <table:table-row table:style-name="Table5.5">
          <table:table-cell table:style-name="Table5.A1" office:value-type="string">
            <text:p text:style-name="P38">Alumno 03</text:p>
          </table:table-cell>
          <table:table-cell table:style-name="Table5.A1" office:value-type="string">
            <text:p text:style-name="P38">15</text:p>
          </table:table-cell>
        </table:table-row>
        <table:table-row table:style-name="Table5.6">
          <table:table-cell table:style-name="Table5.A1" office:value-type="string">
            <text:p text:style-name="P38">Alumno 04</text:p>
          </table:table-cell>
          <table:table-cell table:style-name="Table5.A1" office:value-type="string">
            <text:p text:style-name="P38">13</text:p>
          </table:table-cell>
        </table:table-row>
        <table:table-row table:style-name="Table5.7">
          <table:table-cell table:style-name="Table5.A1" office:value-type="string">
            <text:p text:style-name="P38">Alumno 05</text:p>
          </table:table-cell>
          <table:table-cell table:style-name="Table5.A1" office:value-type="string">
            <text:p text:style-name="P38">13</text:p>
          </table:table-cell>
        </table:table-row>
        <table:table-row table:style-name="Table5.8">
          <table:table-cell table:style-name="Table5.A1" office:value-type="string">
            <text:p text:style-name="P38">Alumno 07</text:p>
          </table:table-cell>
          <table:table-cell table:style-name="Table5.A1" office:value-type="string">
            <text:p text:style-name="P38">13</text:p>
          </table:table-cell>
        </table:table-row>
      </table:table>
      <text:p text:style-name="P26"/>
      <text:list xml:id="list41456255206418" text:continue-numbering="true" text:style-name="WWNum4">
        <text:list-item>
          <text:p text:style-name="P44"><text:bookmark text:name="_4xytlvlohp0e"/>Objetivos planteados</text:p>
        </text:list-item>
      </text:list>
      <text:p text:style-name="P39">En este proceso de análisis del estado del tablero:</text:p>
      <text:list xml:id="list3983271952" text:style-name="WWNum1">
        <text:list-item>
          <text:p text:style-name="P31"><text:span text:style-name="T28">Sobre el uso del tablero:</text:span></text:p>
          <text:list>
            <text:list-item>
              <text:p text:style-name="P33">Analizar si el tablero está usándose de manera adecuada.</text:p>
            </text:list-item>
            <text:list-item>
              <text:p text:style-name="P33">Analizar si la carga de trabajo entre alumnos es adecuada.</text:p>
            </text:list-item>
            <text:list-item>
              <text:p text:style-name="P33">Intuir el estado del proyecto basándose en la instantánea del proyecto.</text:p>
            </text:list-item>
          </text:list>
        </text:list-item>
      </text:list>
      <text:list xml:id="list41456855074833" text:continue-list="list41456255206418" text:style-name="WWNum4">
        <text:list-item>
          <text:p text:style-name="P44"><text:bookmark text:name="_klgy5w6zzl5k"/>Métricas</text:p>
        </text:list-item>
      </text:list>
      <text:p text:style-name="P26">Las métricas a extraer para intentar lograr los objetivos planteados son:</text:p>
      <text:list xml:id="list41457964245210" text:continue-list="list3983271952" text:style-name="WWNum1">
        <text:list-item>
          <text:p text:style-name="P31"><text:soft-page-break/><text:span text:style-name="T28">Sobre el tablero de Trello</text:span></text:p>
          <text:list>
            <text:list-item>
              <text:p text:style-name="P33">Número de tarjetas en cada lista <text:span text:style-name="T28">[Entero]</text:span>.</text:p>
            </text:list-item>
            <text:list-item>
              <text:p text:style-name="P33">Número de tarjetas asignadas a cada alumno en cada lista <text:span text:style-name="T28">[Entero]</text:span>.</text:p>
            </text:list-item>
            <text:list-item>
              <text:p text:style-name="P33">Número de tarjetas asignadas a cada alumno en total <text:span text:style-name="T28">[Entero]</text:span>.</text:p>
            </text:list-item>
          </text:list>
        </text:list-item>
      </text:list>
      <text:list xml:id="list41457730000990" text:continue-list="list41456855074833" text:style-name="WWNum4">
        <text:list-item>
          <text:p text:style-name="P44"><text:bookmark text:name="_vb8r5fs5yqpp"/>Procesamiento de datos</text:p>
        </text:list-item>
      </text:list>
      <text:p text:style-name="P26">La utilidad Python para analizar Trello nos ha proporcionado datos con un alto nivel de procesamiento, por lo cual no hemos requerido un posterior proceso a los datos obtenidos.</text:p>
      <text:list xml:id="list41457391451661" text:continue-numbering="true" text:style-name="WWNum4">
        <text:list-item>
          <text:p text:style-name="P44"><text:bookmark text:name="_7xdwvtrre4y3"/>Análisis</text:p>
          <text:list>
            <text:list-item>
              <text:p text:style-name="P46"><text:bookmark text:name="_kvrtxh2kb1q6"/>Análisis de la asignación de tarjetas</text:p>
            </text:list-item>
          </text:list>
        </text:list-item>
      </text:list>
      <text:p text:style-name="P24">Observando los datos proporcionados, podemos observar que el alumno con mayor carga de tarjetas es de 15 tarjetas y el de menor carga 11 tarjetas, siendo la media 13 tarjetas por alumno.</text:p>
      <text:p text:style-name="P26"><text:span text:style-name="T28">Análisis</text:span>: Basándonos únicamente en el número de tarjetas, las cargas no son muy desiguales, ya que todas se sitúan alrededor de 13. Para poder pronunciarse mejor sobre la carga, debería complementarse con el conocimiento experto para determinar si hay diferencias entre las dificultades de cada tarea. También podría establecerse una métrica que tomara en cuenta cuanta gente hay asignada a una tarea en concreto, lo que podría disminuir su dificultad.</text:p>
      <text:list xml:id="list41457489654465" text:continue-numbering="true" text:style-name="WWNum4">
        <text:list-item>
          <text:list>
            <text:list-item>
              <text:p text:style-name="P46"><text:bookmark text:name="_urronbp9i9ti"/>Análisis del estado del proyecto</text:p>
            </text:list-item>
          </text:list>
        </text:list-item>
      </text:list>
      <text:p text:style-name="P26">Analizando la cantidad de tarjetas en cada lista, vemos que hay una cantidad muy pequeña en las listas “POR HACER” (2 tarjetas) y “HACIENDO” (1 tarjeta). </text:p>
      <text:p text:style-name="P26">Sin embargo, la lista “REALIZADO, POR REVISAR” es con diferencia la más poblada (38 tarjetas), frente a 10 en la lista “REVISADO”. </text:p>
      <text:p text:style-name="P26"><text:span text:style-name="T28">Análisis</text:span>: estos números nos indican que las fases iniciales (definición de tareas e implementación) ya han finalizado prácticamente, ya que quedan muy pocas tareas. Al estar la gran mayoría de tarjetas en “REALIZADO, POR REVISAR” intuimos que la mayoría del proyecto está en una fase de revisión: revisar código, generar juegos de prueba, realizar pruebas de usabilidad, etc.</text:p>
      <text:list xml:id="list41456386626251" text:continue-numbering="true" text:style-name="WWNum4">
        <text:list-item>
          <text:p text:style-name="P44"><text:bookmark text:name="_kyspqz4azms1"/>Actuaciones</text:p>
        </text:list-item>
      </text:list>
      <text:p text:style-name="P26">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6"/>
      <text:list xml:id="list4032322314" text:style-name="WWNum3">
        <text:list-item>
          <text:p text:style-name="P28"><text:span text:style-name="T28">Sobre la asignación de las tareas:</text:span></text:p>
          <text:list>
            <text:list-item>
              <text:p text:style-name="P34">Preguntar al alumnado su opinión sobre la asignación de tareas.</text:p>
            </text:list-item>
            <text:list-item>
              <text:p text:style-name="P34">Plantear posibilidad de mejorar métricas para medir la dificultad de la tarea, por ejemplo teniendo en cuenta personas asignadas a una tarea.</text:p>
              <text:list>
                <text:list-item>
                  <text:p text:style-name="P40">Estas métricas nos ayudan a medir si la carga es apropiada.</text:p>
                </text:list-item>
              </text:list>
            </text:list-item>
          </text:list>
        </text:list-item>
        <text:list-item>
          <text:p text:style-name="P30"><text:soft-page-break/><text:span text:style-name="T28">Sobre el estado del proyecto:</text:span></text:p>
          <text:list>
            <text:list-item>
              <text:p text:style-name="P34">Reflexionar sobre si el estado del proyecto es el deseado (es decir, que haya un exceso de tarjetas en “REALIZADO, POR REVISAR”).</text:p>
              <text:list>
                <text:list-item>
                  <text:p text:style-name="P40">Se debe reflexionar sobre si es el estado deseado o si el alumnado ha realizado las cosas de una forma distinta a la pautada.</text:p>
                </text:list-item>
                <text:list-item>
                  <text:p text:style-name="P40">Por ejemplo, ¿La pauta era realizar todas las tareas y revisar al final? ¿O era revisar cada tarea a fondo antes de dejarla?</text:p>
                  <text:list>
                    <text:list-item>
                      <text:p text:style-name="P41">Si es la primera, el estado es el esperado.</text:p>
                    </text:list-item>
                    <text:list-item>
                      <text:p text:style-name="P42">Si es la segunda, el estado no es el esperado. Una posible hipótesis es <text:s/>que el alumnado no tenga inculcado la necesidad de testear lo que hace y esté haciendo algo contrario a lo pautado por qué cree que es mejor.</text:p>
                    </text:list-item>
                  </text:list>
                </text:list-item>
              </text:list>
            </text:list-item>
          </text:list>
        </text:list-item>
      </text:list>
      <text:p text:style-name="P24"/>
      <text:p text:style-name="P13"><text:span text:style-name="T16">📖 </text:span><text:span text:style-name="T28">Importante: </text:span><text:s/>recordad que tras cada actuación finalmente realizada, debe realizarse un seguimiento a través del tiempo para facilitar la evaluación de la misma.</text:p>
      <text:list xml:id="list41457830113002" text:continue-list="list41456386626251" text:style-name="WWNum4">
        <text:list-item>
          <text:p text:style-name="P45"><text:bookmark text:name="_6mthzm8fdk9x"/>Bibliografía</text:p>
        </text:list-item>
      </text:list>
      <text:p text:style-name="P5">[1] Edulíticas.com <text:a xlink:type="simple" xlink:href="https://eduliticas.com/" text:style-name="ListLabel_20_28" text:visited-style-name="ListLabel_20_28"><text:span text:style-name="T27">https://eduliticas.com/</text:span></text:a></text:p>
      <text:p text:style-name="P5">[2] Learning Analytics. La narración del aprendizaje a través de los datos (Daniel Amo, Raúl Santiago)</text:p>
      <text:p text:style-name="P5">[3] Handbook of Learning Analytics (Charles Lang, George Siemens, Alyssa Wise, Dragan Gašević) <text:a xlink:type="simple" xlink:href="https://www.researchgate.net/publication/324687610_Handbook_of_Learning_Analytics" text:style-name="ListLabel_20_28" text:visited-style-name="ListLabel_20_28"><text:span text:style-name="T27">https://www.researchgate.net/publication/324687610_Handbook_of_Learning_Analytics</text:span></text:a></text:p>
      <text:p text:style-name="P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3</text:span></text:p>
      </style:header>
      <style:footer>
        <text:p text:style-name="MP2"><text:span text:style-name="MT1">Curso Introducción a Learning Analytics<text:tab/> <text:tab/>UD06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8" meta:paragraph-count="150" meta:word-count="1385" meta:character-count="8780" meta:non-whitespace-character-count="7560"/>
    <meta:generator>LibreOfficeDev/6.0.5.2$Linux_X86_64 LibreOffice_project/</meta:generator>
  </office:meta>
</office:document-meta>
</file>